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1" table:default-cell-style-name="ce2"/>
        <table:table-row table:style-name="ro1">
          <table:table-cell table:style-name="ce1" office:value-type="string" calcext:value-type="string">
            <text:p>Solar System Name</text:p>
          </table:table-cell>
          <table:table-cell table:style-name="ce1" office:value-type="string" calcext:value-type="string">
            <text:p>Security Rating</text:p>
          </table:table-cell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Constellation</text:p>
          </table:table-cell>
          <table:table-cell table:style-name="ce1" office:value-type="string" calcext:value-type="string">
            <text:p>Coordinate x</text:p>
          </table:table-cell>
          <table:table-cell table:style-name="ce1" office:value-type="string" calcext:value-type="string">
            <text:p>Coordinate z</text:p>
          </table:table-cell>
          <table:table-cell table:style-name="ce1" office:value-type="string" calcext:value-type="string">
            <text:p>Coordinate y</text:p>
          </table:table-cell>
          <table:table-cell table:style-name="ce1" office:value-type="string" calcext:value-type="string">
            <text:p>Gate 1</text:p>
          </table:table-cell>
          <table:table-cell table:style-name="ce1" office:value-type="string" calcext:value-type="string">
            <text:p>Gate 2</text:p>
          </table:table-cell>
          <table:table-cell table:style-name="ce1" office:value-type="string" calcext:value-type="string">
            <text:p>Gate 3</text:p>
          </table:table-cell>
          <table:table-cell table:style-name="ce1" office:value-type="string" calcext:value-type="string">
            <text:p>Gate 4</text:p>
          </table:table-cell>
          <table:table-cell table:style-name="ce1" office:value-type="string" calcext:value-type="string">
            <text:p>Gate 5</text:p>
          </table:table-cell>
          <table:table-cell table:style-name="ce1" office:value-type="string" calcext:value-type="string">
            <text:p>Gate 6</text:p>
          </table:table-cell>
          <table:table-cell table:style-name="ce1" office:value-type="string" calcext:value-type="string">
            <text:p>Gate 7</text:p>
          </table:table-cell>
          <table:table-cell table:style-name="ce1" office:value-type="string" calcext:value-type="string">
            <text:p>Gate 8</text:p>
          </table:table-cell>
          <table:table-cell table:style-name="ce1" office:value-type="string" calcext:value-type="string">
            <text:p>Pronunciation 1</text:p>
          </table:table-cell>
          <table:table-cell table:style-name="ce1" office:value-type="string" calcext:value-type="string">
            <text:p>Pronunciation 1 Syllable Count</text:p>
          </table:table-cell>
          <table:table-cell table:style-name="ce1" office:value-type="string" calcext:value-type="string">
            <text:p>Pronunciation 2</text:p>
          </table:table-cell>
          <table:table-cell table:style-name="ce1" office:value-type="string" calcext:value-type="string">
            <text:p>Pronunciation 2 Syllable Count</text:p>
          </table:table-cell>
          <table:table-cell table:style-name="ce1" office:value-type="string" calcext:value-type="string">
            <text:p>Pronunciation 3</text:p>
          </table:table-cell>
          <table:table-cell table:style-name="ce1" office:value-type="string" calcext:value-type="string">
            <text:p>Pronunciation 3 Syllable Count</text:p>
          </table:table-cell>
        </table:table-row>
        <table:table-row table:style-name="ro1">
          <table:table-cell office:value-type="string" calcext:value-type="string">
            <text:p>Jita</text:p>
          </table:table-cell>
          <table:table-cell office:value-type="float" office:value="0.946" calcext:value-type="float">
            <text:p>0.946</text:p>
          </table:table-cell>
          <table:table-cell office:value-type="string" calcext:value-type="string">
            <text:p>The Forge</text:p>
          </table:table-cell>
          <table:table-cell office:value-type="string" calcext:value-type="string">
            <text:p>Kimotoro</text:p>
          </table:table-cell>
          <table:table-cell office:value-type="float" office:value="-12.9064861734878" calcext:value-type="float">
            <text:p>-12.9064861734878</text:p>
          </table:table-cell>
          <table:table-cell office:value-type="float" office:value="6.0755306909964" calcext:value-type="float">
            <text:p>6.0755306909964</text:p>
          </table:table-cell>
          <table:table-cell office:value-type="float" office:value="11.746922706009" calcext:value-type="float">
            <text:p>11.746922706009</text:p>
          </table:table-cell>
          <table:table-cell office:value-type="string" calcext:value-type="string">
            <text:p>Ikuchi</text:p>
          </table:table-cell>
          <table:table-cell office:value-type="string" calcext:value-type="string">
            <text:p>Maurasi</text:p>
          </table:table-cell>
          <table:table-cell office:value-type="string" calcext:value-type="string">
            <text:p>Muvolailen</text:p>
          </table:table-cell>
          <table:table-cell office:value-type="string" calcext:value-type="string">
            <text:p>New Caldari</text:p>
          </table:table-cell>
          <table:table-cell office:value-type="string" calcext:value-type="string">
            <text:p>Niyabainen</text:p>
          </table:table-cell>
          <table:table-cell office:value-type="string" calcext:value-type="string">
            <text:p>Perimeter</text:p>
          </table:table-cell>
          <table:table-cell office:value-type="string" calcext:value-type="string">
            <text:p>Sobaseki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i-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so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Forge</text:p>
          </table:table-cell>
          <table:table-cell office:value-type="string" calcext:value-type="string">
            <text:p>Kimotoro</text:p>
          </table:table-cell>
          <table:table-cell office:value-type="float" office:value="-13.6079097582848" calcext:value-type="float">
            <text:p>-13.6079097582848</text:p>
          </table:table-cell>
          <table:table-cell office:value-type="float" office:value="6.7458193520383" calcext:value-type="float">
            <text:p>6.7458193520383</text:p>
          </table:table-cell>
          <table:table-cell office:value-type="float" office:value="8.9182007574952" calcext:value-type="float">
            <text:p>8.9182007574952</text:p>
          </table:table-cell>
          <table:table-cell office:value-type="string" calcext:value-type="string">
            <text:p>Urlen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string" calcext:value-type="string">
            <text:p>ki-so-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urasi</text:p>
          </table:table-cell>
          <table:table-cell office:value-type="float" office:value="0.913" calcext:value-type="float">
            <text:p>0.913</text:p>
          </table:table-cell>
          <table:table-cell office:value-type="string" calcext:value-type="string">
            <text:p>The Forge</text:p>
          </table:table-cell>
          <table:table-cell office:value-type="string" calcext:value-type="string">
            <text:p>Kimotoro</text:p>
          </table:table-cell>
          <table:table-cell office:value-type="float" office:value="-12.5986646920959" calcext:value-type="float">
            <text:p>-12.5986646920959</text:p>
          </table:table-cell>
          <table:table-cell office:value-type="float" office:value="5.8522258220589" calcext:value-type="float">
            <text:p>5.8522258220589</text:p>
          </table:table-cell>
          <table:table-cell office:value-type="float" office:value="11.0028861626783" calcext:value-type="float">
            <text:p>11.0028861626783</text:p>
          </table:table-cell>
          <table:table-cell office:value-type="string" calcext:value-type="string">
            <text:p>Itamo</text:p>
          </table:table-cell>
          <table:table-cell office:value-type="string" calcext:value-type="string">
            <text:p>Jita</text:p>
          </table:table-cell>
          <table:table-cell office:value-type="string" calcext:value-type="string">
            <text:p>Muvolailen</text:p>
          </table:table-cell>
          <table:table-cell office:value-type="string" calcext:value-type="string">
            <text:p>Perimete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mau-ra-s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-u-ra-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Calda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Forge</text:p>
          </table:table-cell>
          <table:table-cell office:value-type="string" calcext:value-type="string">
            <text:p>Kimotoro</text:p>
          </table:table-cell>
          <table:table-cell office:value-type="float" office:value="-13.6591309420335" calcext:value-type="float">
            <text:p>-13.6591309420335</text:p>
          </table:table-cell>
          <table:table-cell office:value-type="float" office:value="6.8606618110891" calcext:value-type="float">
            <text:p>6.8606618110891</text:p>
          </table:table-cell>
          <table:table-cell office:value-type="float" office:value="11.4489542252206" calcext:value-type="float">
            <text:p>11.4489542252206</text:p>
          </table:table-cell>
          <table:table-cell office:value-type="string" calcext:value-type="string">
            <text:p>Alikara</text:p>
          </table:table-cell>
          <table:table-cell office:value-type="string" calcext:value-type="string">
            <text:p>Hirtamon</text:p>
          </table:table-cell>
          <table:table-cell office:value-type="string" calcext:value-type="string">
            <text:p>Jita</text:p>
          </table:table-cell>
          <table:table-cell office:value-type="string" calcext:value-type="string">
            <text:p>Josameto</text:p>
          </table:table-cell>
          <table:table-cell office:value-type="string" calcext:value-type="string">
            <text:p>Malkalen</text:p>
          </table:table-cell>
          <table:table-cell office:value-type="string" calcext:value-type="string">
            <text:p>Niyabainen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nu-kal-da-r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yabainen</text:p>
          </table:table-cell>
          <table:table-cell office:value-type="float" office:value="0.964" calcext:value-type="float">
            <text:p>0.964</text:p>
          </table:table-cell>
          <table:table-cell office:value-type="string" calcext:value-type="string">
            <text:p>The Forge</text:p>
          </table:table-cell>
          <table:table-cell office:value-type="string" calcext:value-type="string">
            <text:p>Kimotoro</text:p>
          </table:table-cell>
          <table:table-cell office:value-type="float" office:value="-14.4006154015412" calcext:value-type="float">
            <text:p>-14.4006154015412</text:p>
          </table:table-cell>
          <table:table-cell office:value-type="float" office:value="6.658220817581" calcext:value-type="float">
            <text:p>6.658220817581</text:p>
          </table:table-cell>
          <table:table-cell office:value-type="float" office:value="10.790963149708" calcext:value-type="float">
            <text:p>10.790963149708</text:p>
          </table:table-cell>
          <table:table-cell office:value-type="string" calcext:value-type="string">
            <text:p>Jita</text:p>
          </table:table-cell>
          <table:table-cell office:value-type="string" calcext:value-type="string">
            <text:p>New Caldari</text:p>
          </table:table-cell>
          <table:table-cell office:value-type="string" calcext:value-type="string">
            <text:p>Perimeter</text:p>
          </table:table-cell>
          <table:table-cell office:value-type="string" calcext:value-type="string">
            <text:p>Tunttaras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ni-ya-bai-n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i-ya-ba-i-n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imeter</text:p>
          </table:table-cell>
          <table:table-cell office:value-type="float" office:value="0.953" calcext:value-type="float">
            <text:p>0.953</text:p>
          </table:table-cell>
          <table:table-cell office:value-type="string" calcext:value-type="string">
            <text:p>The Forge</text:p>
          </table:table-cell>
          <table:table-cell office:value-type="string" calcext:value-type="string">
            <text:p>Kimotoro</text:p>
          </table:table-cell>
          <table:table-cell office:value-type="float" office:value="-14.3265233088943" calcext:value-type="float">
            <text:p>-14.3265233088943</text:p>
          </table:table-cell>
          <table:table-cell office:value-type="float" office:value="6.4923714928939" calcext:value-type="float">
            <text:p>6.4923714928939</text:p>
          </table:table-cell>
          <table:table-cell office:value-type="float" office:value="10.4178623206742" calcext:value-type="float">
            <text:p>10.4178623206742</text:p>
          </table:table-cell>
          <table:table-cell office:value-type="string" calcext:value-type="string">
            <text:p>Iyen-Oursta</text:p>
          </table:table-cell>
          <table:table-cell office:value-type="string" calcext:value-type="string">
            <text:p>Jita</text:p>
          </table:table-cell>
          <table:table-cell office:value-type="string" calcext:value-type="string">
            <text:p>Maurasi</text:p>
          </table:table-cell>
          <table:table-cell office:value-type="string" calcext:value-type="string">
            <text:p>Niyabainen</text:p>
          </table:table-cell>
          <table:table-cell office:value-type="string" calcext:value-type="string">
            <text:p>Urlen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pe-ri-me-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rlen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The Forge</text:p>
          </table:table-cell>
          <table:table-cell office:value-type="string" calcext:value-type="string">
            <text:p>Kimotoro</text:p>
          </table:table-cell>
          <table:table-cell office:value-type="float" office:value="-13.9376796022883" calcext:value-type="float">
            <text:p>-13.9376796022883</text:p>
          </table:table-cell>
          <table:table-cell office:value-type="float" office:value="7.1476647043998" calcext:value-type="float">
            <text:p>7.1476647043998</text:p>
          </table:table-cell>
          <table:table-cell office:value-type="float" office:value="9.9524016578105" calcext:value-type="float">
            <text:p>9.9524016578105</text:p>
          </table:table-cell>
          <table:table-cell office:value-type="string" calcext:value-type="string">
            <text:p>Kisogo</text:p>
          </table:table-cell>
          <table:table-cell office:value-type="string" calcext:value-type="string">
            <text:p>Kusomonmon</text:p>
          </table:table-cell>
          <table:table-cell office:value-type="string" calcext:value-type="string">
            <text:p>Perimeter</text:p>
          </table:table-cell>
          <table:table-cell office:value-type="string" calcext:value-type="string">
            <text:p>Sirppala</text:p>
          </table:table-cell>
          <table:table-cell office:value-type="string" calcext:value-type="string">
            <text:p>Unpas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ur-len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05:58:05.255520950</meta:creation-date>
    <dc:date>2019-01-30T05:58:35.987668685</dc:date>
    <meta:editing-duration>PT30S</meta:editing-duration>
    <meta:editing-cycles>1</meta:editing-cycles>
    <meta:document-statistic meta:table-count="1" meta:cell-count="120" meta:object-count="0"/>
    <meta:generator>LibreOffice/5.2.7.2$Linux_X86_64 LibreOffice_project/20m0$Build-2</meta:generator>
  </office:meta>
</office:document-meta>
</file>